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301cm" style:rel-column-width="31999*"/>
    </style:style>
    <style:style style:name="Tableau1.B" style:family="table-column">
      <style:table-column-properties style:column-width="4.202cm" style:rel-column-width="16196*"/>
    </style:style>
    <style:style style:name="Tableau1.C" style:family="table-column">
      <style:table-column-properties style:column-width="4.498cm" style:rel-column-width="17340*"/>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0.861cm"/>
    </style:style>
    <style:style style:name="P1" style:family="paragraph" style:parent-style-name="LO-normal">
      <style:text-properties style:font-name="arial" fo:font-size="12pt" officeooo:paragraph-rsid="001d2ef4" style:font-name-asian="Lato1" style:font-size-asian="12pt" style:font-name-complex="Lato1" style:font-size-complex="12pt"/>
    </style:style>
    <style:style style:name="P2" style:family="paragraph" style:parent-style-name="LO-normal">
      <style:text-properties style:font-name="arial" fo:font-size="12pt" officeooo:rsid="002f3fd5" officeooo:paragraph-rsid="002f3fd5" style:font-size-asian="12pt" style:font-size-complex="12pt"/>
    </style:style>
    <style:style style:name="P3" style:family="paragraph" style:parent-style-name="LO-normal">
      <style:text-properties style:font-name="arial" fo:font-size="12pt" fo:font-weight="bold" officeooo:paragraph-rsid="001d2ef4" style:font-name-asian="Lato1" style:font-size-asian="12pt" style:font-weight-asian="bold" style:font-name-complex="Lato1" style:font-size-complex="12pt" style:font-weight-complex="bold"/>
    </style:style>
    <style:style style:name="P4" style:family="paragraph" style:parent-style-name="LO-normal">
      <style:text-properties style:use-window-font-color="true" style:font-name="arial" fo:font-size="12pt" fo:language="fr" fo:country="FR" officeooo:rsid="003001a9" officeooo:paragraph-rsid="003001a9" style:letter-kerning="false" style:font-name-asian="Lato1" style:font-size-asian="12pt" style:language-asian="zh" style:country-asian="CN" style:font-name-complex="Lato1" style:font-size-complex="12pt" style:language-complex="hi" style:country-complex="IN"/>
    </style:style>
    <style:style style:name="P5" style:family="paragraph" style:parent-style-name="LO-normal">
      <style:paragraph-properties fo:margin-left="0cm" fo:margin-right="0cm" fo:text-indent="0cm" style:auto-text-indent="false"/>
      <style:text-properties style:font-name="arial" fo:font-size="12pt" officeooo:rsid="0011f430" officeooo:paragraph-rsid="001d2ef4" style:font-name-asian="Lato1" style:font-size-asian="12pt" style:font-name-complex="Lato1" style:font-size-complex="12pt"/>
    </style:style>
    <style:style style:name="P6" style:family="paragraph" style:parent-style-name="LO-normal">
      <style:paragraph-properties fo:margin-left="0cm" fo:margin-right="0cm" fo:text-indent="0cm" style:auto-text-indent="false"/>
      <style:text-properties style:font-name="arial" fo:font-size="12pt" officeooo:paragraph-rsid="001d2ef4" style:font-name-asian="Lato1" style:font-size-asian="12pt" style:font-name-complex="Lato1" style:font-size-complex="12pt"/>
    </style:style>
    <style:style style:name="P7" style:family="paragraph" style:parent-style-name="LO-normal">
      <style:paragraph-properties fo:margin-left="0cm" fo:margin-right="0cm" fo:text-indent="0cm" style:auto-text-indent="false"/>
      <style:text-properties style:font-name="arial" fo:font-size="12pt" officeooo:rsid="00379bb0" officeooo:paragraph-rsid="00379bb0" style:font-name-asian="Lato1" style:font-size-asian="12pt" style:font-name-complex="Lato1" style:font-size-complex="12pt"/>
    </style:style>
    <style:style style:name="P8" style:family="paragraph" style:parent-style-name="LO-normal">
      <style:paragraph-properties fo:margin-left="0cm" fo:margin-right="0cm" fo:text-indent="0cm" style:auto-text-indent="false"/>
      <style:text-properties style:font-name="arial" fo:font-size="12pt" fo:font-weight="bold" officeooo:paragraph-rsid="001d2ef4" style:font-name-asian="Lato1" style:font-size-asian="12pt" style:font-weight-asian="bold" style:font-name-complex="Lato1" style:font-size-complex="12pt" style:font-weight-complex="bold"/>
    </style:style>
    <style:style style:name="P9" style:family="paragraph" style:parent-style-name="LO-normal">
      <style:paragraph-properties fo:margin-left="0cm" fo:margin-right="0cm" fo:text-indent="0cm" style:auto-text-indent="false"/>
      <style:text-properties officeooo:paragraph-rsid="001d2ef4"/>
    </style:style>
    <style:style style:name="P10" style:family="paragraph" style:parent-style-name="LO-normal">
      <style:paragraph-properties fo:margin-left="0cm" fo:margin-right="0cm" fo:text-indent="0cm" style:auto-text-indent="false"/>
      <style:text-properties officeooo:paragraph-rsid="00361a44"/>
    </style:style>
    <style:style style:name="P11" style:family="paragraph" style:parent-style-name="Standard">
      <style:text-properties style:font-name="arial" fo:font-size="12pt" officeooo:rsid="00105bf1" officeooo:paragraph-rsid="00105bf1" style:font-size-asian="12pt" style:font-size-complex="12pt"/>
    </style:style>
    <style:style style:name="P12" style:family="paragraph" style:parent-style-name="Standard">
      <style:paragraph-properties fo:text-align="center" style:justify-single-word="false"/>
      <style:text-properties style:font-name="arial" fo:font-size="12pt" officeooo:rsid="00105bf1" officeooo:paragraph-rsid="00105bf1" style:font-size-asian="12pt" style:font-size-complex="12pt"/>
    </style:style>
    <style:style style:name="P13" style:family="paragraph" style:parent-style-name="Standard">
      <style:text-properties style:font-name="arial" fo:font-size="12pt" officeooo:rsid="001ab4dd" officeooo:paragraph-rsid="001d2ef4" style:font-size-asian="12pt" style:font-size-complex="12pt"/>
    </style:style>
    <style:style style:name="P14" style:family="paragraph" style:parent-style-name="Standard">
      <style:text-properties style:font-name="arial" fo:font-size="12pt" officeooo:paragraph-rsid="001d2ef4" style:font-size-asian="12pt" style:font-size-complex="12pt"/>
    </style:style>
    <style:style style:name="P15" style:family="paragraph" style:parent-style-name="Standard">
      <style:text-properties style:font-name="arial" fo:font-size="12pt" officeooo:rsid="003001a9" officeooo:paragraph-rsid="003001a9" style:font-size-asian="12pt" style:font-size-complex="12pt"/>
    </style:style>
    <style:style style:name="P16" style:family="paragraph" style:parent-style-name="Standard">
      <style:text-properties style:font-name="arial" fo:font-size="12pt" officeooo:paragraph-rsid="0030052f" style:font-size-asian="12pt" style:font-size-complex="12pt"/>
    </style:style>
    <style:style style:name="P17" style:family="paragraph" style:parent-style-name="Standard">
      <style:text-properties style:font-name="arial" fo:font-size="12pt" officeooo:rsid="0011f430" officeooo:paragraph-rsid="001d2ef4" style:font-name-asian="Lato1" style:font-size-asian="12pt" style:font-name-complex="Lato1" style:font-size-complex="12pt"/>
    </style:style>
    <style:style style:name="P18" style:family="paragraph" style:parent-style-name="Standard">
      <style:text-properties style:font-name="arial" fo:font-size="12pt" officeooo:rsid="0011f430" officeooo:paragraph-rsid="0030af43" style:font-name-asian="Lato1" style:font-size-asian="12pt" style:font-name-complex="Lato1" style:font-size-complex="12pt"/>
    </style:style>
    <style:style style:name="P19" style:family="paragraph" style:parent-style-name="Standard">
      <style:paragraph-properties fo:text-align="center" style:justify-single-word="false"/>
      <style:text-properties style:font-name="arial" fo:font-size="12pt" fo:font-weight="bold" officeooo:rsid="00105bf1" officeooo:paragraph-rsid="0020cfef" style:font-size-asian="12pt" style:font-weight-asian="bold" style:font-size-complex="12pt" style:font-weight-complex="bold"/>
    </style:style>
    <style:style style:name="P20" style:family="paragraph" style:parent-style-name="Standard">
      <style:text-properties fo:font-weight="bold" officeooo:paragraph-rsid="002f3fd5" style:font-weight-asian="bold" style:font-weight-complex="bold"/>
    </style:style>
    <style:style style:name="P21" style:family="paragraph" style:parent-style-name="Standard">
      <style:text-properties officeooo:paragraph-rsid="0030052f"/>
    </style:style>
    <style:style style:name="P22" style:family="paragraph" style:parent-style-name="Standard">
      <style:text-properties officeooo:paragraph-rsid="001d2ef4"/>
    </style:style>
    <style:style style:name="P23" style:family="paragraph" style:parent-style-name="Standard">
      <style:text-properties officeooo:paragraph-rsid="0030af43"/>
    </style:style>
    <style:style style:name="P24" style:family="paragraph" style:parent-style-name="LO-normal">
      <style:paragraph-properties fo:margin-left="1.905cm" fo:margin-right="0cm" fo:text-indent="0cm" style:auto-text-indent="false"/>
      <style:text-properties style:font-name="arial" fo:font-size="12pt" officeooo:paragraph-rsid="001d2ef4" style:font-name-asian="Lato1" style:font-size-asian="12pt" style:font-name-complex="Lato1" style:font-size-complex="12pt"/>
    </style:style>
    <style:style style:name="P25" style:family="paragraph" style:parent-style-name="Table_20_Contents">
      <style:text-properties style:font-name="arial" fo:font-size="12pt" officeooo:rsid="002f3fd5" officeooo:paragraph-rsid="002f3fd5" style:font-size-asian="12pt" style:font-size-complex="12pt"/>
    </style:style>
    <style:style style:name="P26" style:family="paragraph" style:parent-style-name="Table_20_Contents">
      <style:text-properties style:font-name="arial" fo:font-size="12pt" officeooo:rsid="003001a9" officeooo:paragraph-rsid="003001a9" style:font-size-asian="12pt" style:font-size-complex="12pt"/>
    </style:style>
    <style:style style:name="P27" style:family="paragraph" style:parent-style-name="Table_20_Contents">
      <style:paragraph-properties fo:text-align="center" style:justify-single-word="false"/>
      <style:text-properties style:font-name="arial" fo:font-size="12pt" fo:font-weight="bold" officeooo:rsid="002f3fd5" officeooo:paragraph-rsid="002f3fd5"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arial" fo:font-size="12pt" fo:font-weight="bold" officeooo:rsid="003001a9" officeooo:paragraph-rsid="003001a9" style:font-size-asian="12pt" style:font-weight-asian="bold" style:font-size-complex="12pt" style:font-weight-complex="bold"/>
    </style:style>
    <style:style style:name="P29" style:family="paragraph" style:parent-style-name="Standard">
      <style:text-properties style:font-name="arial" fo:font-size="12pt" officeooo:rsid="00263c5e" officeooo:paragraph-rsid="001d2ef4" style:font-name-asian="Lato1" style:font-size-asian="12pt" style:font-name-complex="Lato1" style:font-size-complex="12pt"/>
    </style:style>
    <style:style style:name="P30" style:family="paragraph" style:parent-style-name="Standard">
      <style:text-properties style:font-name="arial" fo:font-size="12pt" officeooo:rsid="002f3fd5" officeooo:paragraph-rsid="002f3fd5" style:font-name-asian="Lato1" style:font-size-asian="12pt" style:font-name-complex="Lato1" style:font-size-complex="12pt"/>
    </style:style>
    <style:style style:name="P31" style:family="paragraph" style:parent-style-name="Standard">
      <style:text-properties style:font-name="arial" fo:font-size="12pt" officeooo:rsid="0011f430" officeooo:paragraph-rsid="0030052f" style:font-name-asian="Lato1" style:font-size-asian="12pt" style:font-name-complex="Lato1" style:font-size-complex="12pt"/>
    </style:style>
    <style:style style:name="P32" style:family="paragraph" style:parent-style-name="Standard">
      <style:text-properties style:font-name="arial" fo:font-size="12pt" officeooo:rsid="0030af43" officeooo:paragraph-rsid="001d2ef4" style:font-name-asian="Lato1" style:font-size-asian="12pt" style:font-name-complex="Lato1" style:font-size-complex="12pt"/>
    </style:style>
    <style:style style:name="P33" style:family="paragraph" style:parent-style-name="Standard">
      <style:text-properties style:font-name="arial" fo:font-size="12pt" officeooo:rsid="0030af43" officeooo:paragraph-rsid="0030af43" style:font-name-asian="Lato1" style:font-size-asian="12pt" style:font-name-complex="Lato1" style:font-size-complex="12pt"/>
    </style:style>
    <style:style style:name="P34" style:family="paragraph" style:parent-style-name="Standard">
      <style:text-properties style:font-name="arial" fo:font-size="12pt" officeooo:rsid="0030052f" officeooo:paragraph-rsid="001d2ef4" style:font-size-asian="12pt" style:font-size-complex="12pt"/>
    </style:style>
    <style:style style:name="P35" style:family="paragraph" style:parent-style-name="LO-normal">
      <style:paragraph-properties fo:margin-left="0cm" fo:margin-right="0cm" fo:text-indent="0cm" style:auto-text-indent="false"/>
      <style:text-properties style:font-name="arial" fo:font-size="12pt" fo:font-weight="bold" officeooo:paragraph-rsid="001d2ef4" style:font-name-asian="Lato1" style:font-size-asian="12pt" style:font-weight-asian="bold" style:font-name-complex="Lato1" style:font-size-complex="12pt" style:font-weight-complex="bold"/>
    </style:style>
    <style:style style:name="P36" style:family="paragraph" style:parent-style-name="LO-normal">
      <style:paragraph-properties fo:margin-left="0cm" fo:margin-right="0cm" fo:text-indent="0cm" style:auto-text-indent="false"/>
      <style:text-properties style:font-name="arial" fo:font-size="12pt" officeooo:paragraph-rsid="00361a44" style:font-name-asian="Lato1" style:font-size-asian="12pt" style:font-name-complex="Lato1" style:font-size-complex="12pt"/>
    </style:style>
    <style:style style:name="P37" style:family="paragraph" style:parent-style-name="LO-normal">
      <style:paragraph-properties fo:margin-left="0cm" fo:margin-right="0cm" fo:text-indent="0cm" style:auto-text-indent="false"/>
      <style:text-properties style:font-name="arial" fo:font-size="12pt" officeooo:paragraph-rsid="001d2ef4" style:font-name-asian="Lato1" style:font-size-asian="12pt" style:font-name-complex="Lato1" style:font-size-complex="12pt"/>
    </style:style>
    <style:style style:name="P38" style:family="paragraph" style:parent-style-name="LO-normal">
      <style:text-properties style:font-name="arial" fo:font-size="12pt" officeooo:paragraph-rsid="001d2ef4" style:font-name-asian="Lato1" style:font-size-asian="12pt" style:font-name-complex="Lato1" style:font-size-complex="12pt"/>
    </style:style>
    <style:style style:name="P39" style:family="paragraph" style:parent-style-name="LO-normal">
      <style:text-properties officeooo:paragraph-rsid="003cf0e8"/>
    </style:style>
    <style:style style:name="T1" style:family="text">
      <style:text-properties officeooo:rsid="0011f430"/>
    </style:style>
    <style:style style:name="T2" style:family="text">
      <style:text-properties style:text-position="super 58%" style:font-name="arial" fo:font-size="12pt" officeooo:rsid="0011f430" style:font-size-asian="12pt" style:font-size-complex="12pt"/>
    </style:style>
    <style:style style:name="T3" style:family="text">
      <style:text-properties style:text-position="super 58%" style:font-name="arial" fo:font-size="12pt" officeooo:rsid="00173c4b" style:font-size-asian="12pt" style:font-size-complex="12pt"/>
    </style:style>
    <style:style style:name="T4" style:family="text">
      <style:text-properties style:text-position="super 58%" style:font-name="arial" fo:font-size="12pt" officeooo:rsid="00343d04" style:font-name-asian="Lato1" style:font-size-asian="12pt" style:font-name-complex="Lato1" style:font-size-complex="12pt"/>
    </style:style>
    <style:style style:name="T5" style:family="text">
      <style:text-properties style:text-position="super 58%" style:font-name="arial" fo:font-size="12pt" style:text-underline-style="solid" style:text-underline-width="auto" style:text-underline-color="font-color" officeooo:rsid="00343d04" style:font-name-asian="Lato1" style:font-size-asian="12pt" style:font-name-complex="Lato1" style:font-size-complex="12pt"/>
    </style:style>
    <style:style style:name="T6" style:family="text">
      <style:text-properties style:text-position="super 58%" style:font-name="arial" fo:font-size="12pt" style:text-underline-style="solid" style:text-underline-width="auto" style:text-underline-color="font-color" officeooo:rsid="00173c4b" style:font-size-asian="12pt" style:font-size-complex="12pt"/>
    </style:style>
    <style:style style:name="T7" style:family="text">
      <style:text-properties style:text-position="super 58%" style:font-name="arial" fo:font-size="12pt" style:text-underline-style="solid" style:text-underline-width="auto" style:text-underline-color="font-color" officeooo:rsid="0011f430" style:font-size-asian="12pt" style:font-size-complex="12pt"/>
    </style:style>
    <style:style style:name="T8" style:family="text">
      <style:text-properties officeooo:rsid="00193418"/>
    </style:style>
    <style:style style:name="T9" style:family="text">
      <style:text-properties officeooo:rsid="001c7559"/>
    </style:style>
    <style:style style:name="T10" style:family="text">
      <style:text-properties style:font-name="Lato" style:font-name-asian="Lato1" style:font-name-complex="Lato1"/>
    </style:style>
    <style:style style:name="T11" style:family="text">
      <style:text-properties style:font-name="Lato" officeooo:rsid="00263c5e" style:font-name-asian="Lato1" style:font-name-complex="Lato1"/>
    </style:style>
    <style:style style:name="T12" style:family="text">
      <style:text-properties style:font-name-asian="Lato1" style:font-name-complex="Lato1"/>
    </style:style>
    <style:style style:name="T13" style:family="text">
      <style:text-properties officeooo:rsid="0011f430" style:font-name-asian="Lato1" style:font-name-complex="Lato1"/>
    </style:style>
    <style:style style:name="T14" style:family="text">
      <style:text-properties officeooo:rsid="00263c5e" style:font-name-asian="Lato1" style:font-name-complex="Lato1"/>
    </style:style>
    <style:style style:name="T15" style:family="text">
      <style:text-properties officeooo:rsid="0030052f" style:font-name-asian="Lato1" style:font-name-complex="Lato1"/>
    </style:style>
    <style:style style:name="T16" style:family="text">
      <style:text-properties style:font-name="arial" fo:font-size="12pt" style:font-name-asian="Lato1" style:font-size-asian="12pt" style:font-name-complex="Lato1" style:font-size-complex="12pt"/>
    </style:style>
    <style:style style:name="T17" style:family="text">
      <style:text-properties style:font-name="arial" fo:font-size="12pt" officeooo:rsid="00283ad1" style:font-name-asian="Lato1" style:font-size-asian="12pt" style:font-name-complex="Lato1" style:font-size-complex="12pt"/>
    </style:style>
    <style:style style:name="T18" style:family="text">
      <style:text-properties style:font-name="arial" fo:font-size="12pt" officeooo:rsid="0011f430" style:font-name-asian="Lato1" style:font-size-asian="12pt" style:font-name-complex="Lato1" style:font-size-complex="12pt"/>
    </style:style>
    <style:style style:name="T19" style:family="text">
      <style:text-properties style:font-name="arial" fo:font-size="12pt" officeooo:rsid="002f3fd5" style:font-name-asian="Lato1" style:font-size-asian="12pt" style:font-name-complex="Lato1" style:font-size-complex="12pt"/>
    </style:style>
    <style:style style:name="T20" style:family="text">
      <style:text-properties style:font-name="arial" fo:font-size="12pt" officeooo:rsid="00263c5e" style:font-name-asian="Lato1" style:font-size-asian="12pt" style:font-name-complex="Lato1" style:font-size-complex="12pt"/>
    </style:style>
    <style:style style:name="T21" style:family="text">
      <style:text-properties style:font-name="arial" fo:font-size="12pt" officeooo:rsid="002f4c6c" style:font-name-asian="Lato1" style:font-size-asian="12pt" style:font-name-complex="Lato1" style:font-size-complex="12pt"/>
    </style:style>
    <style:style style:name="T22" style:family="text">
      <style:text-properties style:font-name="arial" fo:font-size="12pt" officeooo:rsid="003001a9" style:font-name-asian="Lato1" style:font-size-asian="12pt" style:font-name-complex="Lato1" style:font-size-complex="12pt"/>
    </style:style>
    <style:style style:name="T23" style:family="text">
      <style:text-properties style:font-name="arial" fo:font-size="12pt" officeooo:rsid="0030052f" style:font-name-asian="Lato1" style:font-size-asian="12pt" style:font-name-complex="Lato1" style:font-size-complex="12pt"/>
    </style:style>
    <style:style style:name="T24" style:family="text">
      <style:text-properties style:font-name="arial" fo:font-size="12pt" officeooo:rsid="0030af43" style:font-name-asian="Lato1" style:font-size-asian="12pt" style:font-name-complex="Lato1" style:font-size-complex="12pt"/>
    </style:style>
    <style:style style:name="T25" style:family="text">
      <style:text-properties style:font-name="arial" fo:font-size="12pt" officeooo:rsid="00324922" style:font-name-asian="Lato1" style:font-size-asian="12pt" style:font-name-complex="Lato1" style:font-size-complex="12pt"/>
    </style:style>
    <style:style style:name="T26" style:family="text">
      <style:text-properties style:font-name="arial" fo:font-size="12pt" officeooo:rsid="00343d04" style:font-name-asian="Lato1" style:font-size-asian="12pt" style:font-name-complex="Lato1" style:font-size-complex="12pt"/>
    </style:style>
    <style:style style:name="T27" style:family="text">
      <style:text-properties style:font-name="arial" fo:font-size="12pt" officeooo:rsid="00361a44" style:font-name-asian="Lato1" style:font-size-asian="12pt" style:font-name-complex="Lato1" style:font-size-complex="12pt"/>
    </style:style>
    <style:style style:name="T28" style:family="text">
      <style:text-properties style:font-name="arial" fo:font-size="12pt" officeooo:rsid="00375720" style:font-name-asian="Lato1" style:font-size-asian="12pt" style:font-name-complex="Lato1" style:font-size-complex="12pt"/>
    </style:style>
    <style:style style:name="T29" style:family="text">
      <style:text-properties style:font-name="arial" fo:font-size="12pt" officeooo:rsid="00379bb0" style:font-name-asian="Lato1" style:font-size-asian="12pt" style:font-name-complex="Lato1" style:font-size-complex="12pt"/>
    </style:style>
    <style:style style:name="T30" style:family="text">
      <style:text-properties style:font-name="arial" fo:font-size="12pt" officeooo:rsid="003cf0e8" style:font-name-asian="Lato1" style:font-size-asian="12pt" style:font-name-complex="Lato1" style:font-size-complex="12pt"/>
    </style:style>
    <style:style style:name="T31" style:family="text">
      <style:text-properties style:font-name="arial" fo:font-size="12pt" style:font-size-asian="12pt" style:font-size-complex="12pt"/>
    </style:style>
    <style:style style:name="T32" style:family="text">
      <style:text-properties style:font-name="arial" fo:font-size="12pt" officeooo:rsid="0011f430" style:font-size-asian="12pt" style:font-size-complex="12pt"/>
    </style:style>
    <style:style style:name="T33" style:family="text">
      <style:text-properties style:font-name="arial" fo:font-size="12pt" officeooo:rsid="001351fc" style:font-size-asian="12pt" style:font-size-complex="12pt"/>
    </style:style>
    <style:style style:name="T34" style:family="text">
      <style:text-properties style:font-name="arial" fo:font-size="12pt" officeooo:rsid="0030052f" style:font-size-asian="12pt" style:font-size-complex="12pt"/>
    </style:style>
    <style:style style:name="T35" style:family="text">
      <style:text-properties style:font-name="arial" fo:font-size="12pt" officeooo:rsid="00173c4b" style:font-size-asian="12pt" style:font-size-complex="12pt"/>
    </style:style>
    <style:style style:name="T36" style:family="text">
      <style:text-properties style:font-name="arial" fo:font-size="12pt" style:text-underline-style="solid" style:text-underline-width="auto" style:text-underline-color="font-color" style:font-name-asian="Lato1" style:font-size-asian="12pt" style:font-name-complex="Lato1" style:font-size-complex="12pt"/>
    </style:style>
    <style:style style:name="T37" style:family="text">
      <style:text-properties style:font-name="arial" fo:font-size="12pt" style:text-underline-style="solid" style:text-underline-width="auto" style:text-underline-color="font-color" officeooo:rsid="00343d04" style:font-name-asian="Lato1" style:font-size-asian="12pt" style:font-name-complex="Lato1" style:font-size-complex="12pt"/>
    </style:style>
    <style:style style:name="T38" style:family="text">
      <style:text-properties style:font-name="arial" fo:font-size="12pt" style:text-underline-style="solid" style:text-underline-width="auto" style:text-underline-color="font-color" officeooo:rsid="0030af43" style:font-name-asian="Lato1" style:font-size-asian="12pt" style:font-name-complex="Lato1" style:font-size-complex="12pt"/>
    </style:style>
    <style:style style:name="T39" style:family="text">
      <style:text-properties style:font-name="arial" fo:font-size="12pt" style:text-underline-style="solid" style:text-underline-width="auto" style:text-underline-color="font-color" officeooo:rsid="0011f430" style:font-name-asian="Lato1" style:font-size-asian="12pt" style:font-name-complex="Lato1" style:font-size-complex="12pt"/>
    </style:style>
    <style:style style:name="T40" style:family="text">
      <style:text-properties style:font-name="arial" fo:font-size="12pt" style:text-underline-style="solid" style:text-underline-width="auto" style:text-underline-color="font-color" officeooo:rsid="00173c4b" style:font-size-asian="12pt" style:font-size-complex="12pt"/>
    </style:style>
    <style:style style:name="T41" style:family="text">
      <style:text-properties style:font-name="arial" fo:font-size="12pt" style:text-underline-style="solid" style:text-underline-width="auto" style:text-underline-color="font-color" officeooo:rsid="001351fc" style:font-size-asian="12pt" style:font-size-complex="12pt"/>
    </style:style>
    <style:style style:name="T42" style:family="text">
      <style:text-properties style:font-name="arial" fo:font-size="12pt" style:text-underline-style="solid" style:text-underline-width="auto" style:text-underline-color="font-color" officeooo:rsid="0011f430" style:font-size-asian="12pt" style:font-size-complex="12pt"/>
    </style:style>
    <style:style style:name="T43" style:family="text">
      <style:text-properties style:use-window-font-color="true" style:font-name="arial" fo:font-size="12pt" fo:language="fr" fo:country="FR" officeooo:rsid="00283ad1" style:letter-kerning="false" style:font-name-asian="Lato1" style:font-size-asian="12pt" style:language-asian="zh" style:country-asian="CN" style:font-name-complex="Lato1" style:font-size-complex="12pt" style:language-complex="hi" style:country-complex="IN"/>
    </style:style>
    <style:style style:name="T44" style:family="text">
      <style:text-properties style:use-window-font-color="true" style:font-name="arial" fo:font-size="12pt" fo:language="fr" fo:country="FR" officeooo:rsid="003001a9" style:letter-kerning="false" style:font-name-asian="Lato1" style:font-size-asian="12pt" style:language-asian="zh" style:country-asian="CN" style:font-name-complex="Lato1" style:font-size-complex="12pt" style:language-complex="hi" style:country-complex="IN"/>
    </style:style>
    <style:style style:name="T45" style:family="text">
      <style:text-properties style:use-window-font-color="true" style:font-name="arial" fo:font-size="12pt" fo:language="fr" fo:country="FR" officeooo:rsid="00324922" style:letter-kerning="false" style:font-name-asian="Lato1" style:font-size-asian="12pt" style:language-asian="zh" style:country-asian="CN" style:font-name-complex="Lato1" style:font-size-complex="12pt" style:language-complex="hi" style:country-complex="IN"/>
    </style:style>
    <style:style style:name="T46" style:family="text">
      <style:text-properties style:use-window-font-color="true" style:font-name="arial" fo:font-size="12pt" fo:language="fr" fo:country="FR" officeooo:rsid="003cf0e8" style:letter-kerning="false" fo:background-color="transparent" loext:char-shading-value="0" style:font-name-asian="Lato1" style:font-size-asian="12pt" style:language-asian="zh" style:country-asian="CN" style:font-name-complex="Lato1" style:font-size-complex="12pt" style:language-complex="hi" style:country-complex="IN"/>
    </style:style>
    <style:style style:name="T47" style:family="text">
      <style:text-properties style:use-window-font-color="true" fo:language="fr" fo:country="FR" officeooo:rsid="00283ad1" style:letter-kerning="false" style:font-name-asian="Lato1" style:language-asian="zh" style:country-asian="CN" style:font-name-complex="Lato1" style:language-complex="hi" style:country-complex="IN"/>
    </style:style>
    <style:style style:name="T48" style:family="text">
      <style:text-properties officeooo:rsid="00263c5e"/>
    </style:style>
    <style:style style:name="T49" style:family="text">
      <style:text-properties officeooo:rsid="003001a9"/>
    </style:style>
    <style:style style:name="T50" style:family="text">
      <style:text-properties fo:font-weight="bold" style:font-weight-asian="bold" style:font-weight-complex="bold"/>
    </style:style>
    <style:style style:name="T51" style:family="text">
      <style:text-properties fo:font-weight="bold" officeooo:rsid="001351fc" style:font-weight-asian="bold" style:font-weight-complex="bold"/>
    </style:style>
    <style:style style:name="T52" style:family="text">
      <style:text-properties fo:font-weight="bold" officeooo:rsid="0011f430" style:font-weight-asian="bold" style:font-weight-complex="bold"/>
    </style:style>
    <style:style style:name="T53" style:family="text">
      <style:text-properties fo:font-weight="bold" officeooo:rsid="00105bf1" style:font-weight-asian="bold" style:font-weight-complex="bold"/>
    </style:style>
    <style:style style:name="T54" style:family="text">
      <style:text-properties officeooo:rsid="0030052f"/>
    </style:style>
    <style:style style:name="T55" style:family="text">
      <style:text-properties officeooo:rsid="0030af43"/>
    </style:style>
    <style:style style:name="T56" style:family="text">
      <style:text-properties fo:text-transform="uppercase" style:font-name="arial" fo:font-size="12pt" officeooo:rsid="0030af43" style:font-size-asian="12pt" style:font-size-complex="12pt"/>
    </style:style>
    <style:style style:name="T57" style:family="text">
      <style:text-properties officeooo:rsid="00324922"/>
    </style:style>
    <style:style style:name="T58" style:family="text">
      <style:text-properties officeooo:rsid="00343d04"/>
    </style:style>
    <style:style style:name="T59" style:family="text">
      <style:text-properties officeooo:rsid="00381800"/>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30af43"/>
    </style:style>
    <style:style style:name="T62" style:family="text">
      <style:text-properties style:text-underline-style="solid" style:text-underline-width="auto" style:text-underline-color="font-color" officeooo:rsid="0011f430" style:font-name-asian="Lato1" style:font-name-complex="Lat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omain Allègre<text:tab/><text:tab/><text:tab/><text:tab/><text:tab/><text:tab/><text:tab/><text:tab/><text:tab/><text:tab/> <text:span text:style-name="T8">Groupe 3</text:span></text:p>
      <text:p text:style-name="P11">Dylan Gely</text:p>
      <text:p text:style-name="P11">Enzo Llorca</text:p>
      <text:p text:style-name="P11"/>
      <text:p text:style-name="P12"/>
      <text:p text:style-name="P19">Rapport <text:span text:style-name="T10">Sprint </text:span><text:span text:style-name="T11">2</text:span><text:span text:style-name="T10">: Génie logiciel – Scrum</text:span></text:p>
      <text:p text:style-name="P11"/>
      <text:p text:style-name="P13">Temps donné <text:span text:style-name="T9">total </text:span>(<text:span text:style-name="T48">3</text:span>h<text:span text:style-name="T48">0</text:span>0).</text:p>
      <text:p text:style-name="P13"/>
      <text:p text:style-name="P14"><text:span text:style-name="T51">Objectif</text:span><text:span text:style-name="T52"> </text:span><text:span text:style-name="T53">: </text:span><text:span text:style-name="T14">Récupérer le nom des fichiers, le titre et le résumé de chaque fichier pdf <text:tab/> <text:s/><text:tab/> <text:s text:c="4"/>dans des fichiers texte.</text:span></text:p>
      <text:p text:style-name="P29"/>
      <text:p text:style-name="P29"/>
      <text:p text:style-name="P20"><text:span text:style-name="T20">P</text:span><text:span text:style-name="T19">rodu</text:span><text:span text:style-name="T21">ct</text:span><text:span text:style-name="T19"> backlog :</text:span></text:p>
      <text:p text:style-name="P30"/>
      <table:table table:name="Tableau1" table:style-name="Tableau1">
        <table:table-column table:style-name="Tableau1.A"/>
        <table:table-column table:style-name="Tableau1.B"/>
        <table:table-column table:style-name="Tableau1.C"/>
        <table:table-row table:style-name="TableLine94334467547952">
          <table:table-cell table:style-name="Tableau1.A1" office:value-type="string">
            <text:p text:style-name="P27">À faire</text:p>
          </table:table-cell>
          <table:table-cell table:style-name="Tableau1.A1" office:value-type="string">
            <text:p text:style-name="P27">P<text:span text:style-name="T49">riorité</text:span></text:p>
          </table:table-cell>
          <table:table-cell table:style-name="Tableau1.C1" office:value-type="string">
            <text:p text:style-name="P28">Estimation</text:p>
          </table:table-cell>
        </table:table-row>
        <table:table-row table:style-name="TableLine94334467610752">
          <table:table-cell table:style-name="Tableau1.A2" office:value-type="string">
            <text:p text:style-name="P2"><text:span text:style-name="T12">Déterminez l</text:span><text:span text:style-name="T47">e meilleur langage à utiliser</text:span></text:p>
          </table:table-cell>
          <table:table-cell table:style-name="Tableau1.A2" office:value-type="string">
            <text:p text:style-name="P26">Basse</text:p>
          </table:table-cell>
          <table:table-cell table:style-name="Tableau1.C2" office:value-type="string">
            <text:p text:style-name="P26">30 min</text:p>
          </table:table-cell>
        </table:table-row>
        <table:table-row table:style-name="Tableau1.3">
          <table:table-cell table:style-name="Tableau1.A2" office:value-type="string">
            <text:p text:style-name="P25">Convertir les fichier pdf <text:span text:style-name="T57">d’un dossier </text:span>en fichier Texte <text:span text:style-name="T57">et les placer dans un sous dossier</text:span></text:p>
          </table:table-cell>
          <table:table-cell table:style-name="Tableau1.A2" office:value-type="string">
            <text:p text:style-name="P4"><text:span text:style-name="T1">M</text:span>oyen</text:p>
          </table:table-cell>
          <table:table-cell table:style-name="Tableau1.C2" office:value-type="string">
            <text:p text:style-name="P4">1h</text:p>
          </table:table-cell>
        </table:table-row>
        <table:table-row table:style-name="TableLine94334467613296">
          <table:table-cell table:style-name="Tableau1.A2" office:value-type="string">
            <text:p text:style-name="P25">Récupérer des information dans les fichier<text:span text:style-name="T57">s</text:span> texte<text:span text:style-name="T57">s</text:span> convertie et les mettre dans de nouveau<text:span text:style-name="T57">x</text:span> fichier<text:span text:style-name="T57">s</text:span> texte<text:span text:style-name="T57">s</text:span></text:p>
          </table:table-cell>
          <table:table-cell table:style-name="Tableau1.A2" office:value-type="string">
            <text:p text:style-name="P15">Haute</text:p>
          </table:table-cell>
          <table:table-cell table:style-name="Tableau1.C2" office:value-type="string">
            <text:p text:style-name="P15">1h30</text:p>
          </table:table-cell>
        </table:table-row>
      </table:table>
      <text:p text:style-name="P30"/>
      <text:p text:style-name="P29"/>
      <text:p text:style-name="P11"/>
      <text:p text:style-name="P1"><text:span text:style-name="T50">1. Planification du Sprint:</text:span></text:p>
      <text:p text:style-name="P39"><text:span text:style-name="T16">L'équipe s'est réunie pour discuter des exigences et de l'objectif du sprint. </text:span><text:span text:style-name="T46">Nous avons choisie de changer la méthode de notre sprint 1 afin d’automatiser la conversion des pdf en fichier texte et afin de tout généraliser sur python pour plus de simplicité.</text:span><text:span text:style-name="T16"> </text:span><text:span text:style-name="T22">On a </text:span><text:span text:style-name="T30">donc </text:span><text:span text:style-name="T22">décid</text:span><text:span text:style-name="T30">é</text:span><text:span text:style-name="T22"> de prendre </text:span><text:span text:style-name="T44">l</text:span><text:span text:style-name="T43">e langage </text:span><text:span text:style-name="T44">Py</text:span><text:span text:style-name="T17">thon </text:span><text:span text:style-name="T22">pour réaliser nos fonctions </text:span><text:span text:style-name="T27">car c’est le langage que l’on maîtrise le mieux</text:span><text:span text:style-name="T16">. </text:span><text:span text:style-name="T22">Dylan va s’occuper de la fonction Python </text:span><text:span text:style-name="T25">qui </text:span><text:span text:style-name="T45">récupère les noms des fichiers pdf d’un dossier, les lit et écris le contenu en texte brute dans des fichiers textes du même noms des fichiers pdf, en les plaçant dans un sous dossier crée</text:span><text:span text:style-name="T22">. Enzo va s’occuper de la fonction Python </text:span><text:span text:style-name="T25">qui </text:span><text:span text:style-name="T22">prend en argument le résultat de la fonction de Dylan, puis récupère le nom, le titre et le résumé de chaque fichier, et renvoie une liste de fichiers texte</text:span><text:span text:style-name="T26">s</text:span><text:span text:style-name="T22"> contenant toutes ces informations. Et enfin Romain va s’occuper du rapport.</text:span></text:p>
      <text:p text:style-name="P11"/>
      <text:p text:style-name="P3">2. Mise en œuvre du Sprint:</text:p>
      <text:p text:style-name="P1"/>
      <text:p text:style-name="P16"><text:span text:style-name="T1"><text:tab/></text:span><text:span text:style-name="T61">Scrum 1</text:span><text:span text:style-name="T62">: </text:span><text:span text:style-name="T13">réunion </text:span><text:span text:style-name="T15">pour définir les objectifs et répartir les taches.</text:span></text:p>
      <text:p text:style-name="P31"/>
      <text:p text:style-name="P21"><text:span text:style-name="T32"><text:tab/></text:span><text:span text:style-name="T42">1</text:span><text:span text:style-name="T7">er</text:span><text:span text:style-name="T42"> </text:span><text:span text:style-name="T41">étape </text:span><text:span text:style-name="T42">: </text:span><text:span text:style-name="T34">Choix du langage</text:span><text:span text:style-name="T18">.</text:span></text:p>
      <text:p text:style-name="P17"/>
      <text:p text:style-name="P22"><text:span text:style-name="T32"><text:tab/></text:span><text:span text:style-name="T42">2</text:span><text:span text:style-name="T7">e</text:span><text:span text:style-name="T42"> </text:span><text:span text:style-name="T41">étape </text:span><text:span text:style-name="T42">: </text:span><text:span text:style-name="T34">Code de conversion des fichiers pdf en txt </text:span></text:p>
      <text:p text:style-name="P34"/>
      <text:p text:style-name="P18"><text:tab/><text:span text:style-name="T60">Scrum </text:span><text:span text:style-name="T61">2</text:span><text:span text:style-name="T60">: </text:span><text:span text:style-name="T58">A</text:span><text:span text:style-name="T55">u bout </text:span><text:span text:style-name="T58">d’</text:span><text:span text:style-name="T55">1h30, </text:span>réunion <text:span text:style-name="T54">pour discuter de l'avancement, des obstacles <text:tab/><text:tab/><text:tab/>et, si nécessaire, ajuster les plans.</text:span></text:p>
      <text:p text:style-name="P18"/>
      <text:p text:style-name="P23"><text:soft-page-break/><text:span text:style-name="T32"><text:tab/></text:span><text:span text:style-name="T41">3</text:span><text:span text:style-name="T7">e</text:span><text:span text:style-name="T42"> </text:span><text:span text:style-name="T41">étape </text:span><text:span text:style-name="T42">: </text:span><text:span text:style-name="T24">fonction</text:span><text:span text:style-name="T23"> </text:span><text:span text:style-name="T24">de récupération des données</text:span><text:span text:style-name="T23"> des fichiers </text:span><text:span text:style-name="T24">texte</text:span><text:span text:style-name="T23">.</text:span></text:p>
      <text:p text:style-name="P17"/>
      <text:p text:style-name="P22"><text:span text:style-name="T31"><text:tab/></text:span><text:span text:style-name="T40">4</text:span><text:span text:style-name="T6">e</text:span><text:span text:style-name="T40"> étape : </text:span><text:span text:style-name="T56">é</text:span><text:span text:style-name="T24">valuation des résultats.</text:span></text:p>
      <text:p text:style-name="P32"/>
      <text:p text:style-name="P23"><text:span text:style-name="T24"><text:tab/></text:span><text:span text:style-name="T39">Scrum </text:span><text:span text:style-name="T38">3</text:span><text:span text:style-name="T39">: </text:span><text:span text:style-name="T26">A</text:span><text:span text:style-name="T24">u bout </text:span><text:span text:style-name="T26">de </text:span><text:span text:style-name="T24">2h30, </text:span><text:span text:style-name="T18">réunion </text:span><text:span text:style-name="T23">pour discuter </text:span><text:span text:style-name="T24">de se qu’il nous manque ou non et <text:tab/><text:tab/><text:tab/>préparer le rendu. </text:span></text:p>
      <text:p text:style-name="P33"/>
      <text:p text:style-name="P23"><text:span text:style-name="T24"><text:tab/></text:span><text:span text:style-name="T37">5</text:span><text:span text:style-name="T5">e</text:span><text:span text:style-name="T37"> étape : </text:span><text:span text:style-name="T26">Rendu du Sprint 2</text:span></text:p>
      <text:p text:style-name="P5"/>
      <text:p text:style-name="P5"/>
      <text:p text:style-name="P8">3. Revue de Sprint:</text:p>
      <text:p text:style-name="P6"/>
      <text:p text:style-name="P6"><text:tab/><text:span text:style-name="T60">Évaluation des Résultats:</text:span></text:p>
      <text:p text:style-name="P24"><text:tab/>- <text:s text:c="3"/>Les 10 fichiers PDF ont été convertis en plain texte <text:span text:style-name="T58">dans un sous dossier grâce à la fonction python « convert.py ».</text:span></text:p>
      <text:p text:style-name="P24"><text:tab/>- <text:s text:c="3"/><text:span text:style-name="T55">Extraction du nom des fichier</text:span><text:span text:style-name="T57">s, du titre et du résumer</text:span><text:span text:style-name="T55"> </text:span><text:span text:style-name="T57">d</text:span><text:span text:style-name="T55">es 10 fichiers <text:tab/><text:tab/><text:tab/>plain texte </text:span></text:p>
      <text:p text:style-name="P6"/>
      <text:p text:style-name="P6"/>
      <text:p text:style-name="P9"><text:span text:style-name="T16"><text:tab/></text:span><text:span text:style-name="T36">Démonstration:</text:span><text:span text:style-name="T16"> Présentation des </text:span><text:span text:style-name="T45">fichiers sortie après extraction.</text:span><text:span text:style-name="T16"> </text:span></text:p>
      <text:p text:style-name="P6"/>
      <text:p text:style-name="P6"/>
      <text:p text:style-name="P6"><text:tab/><text:span text:style-name="T60">Rétrospective:</text:span> Réflexion sur le sprint, recherche des points forts et améliorations <text:tab/><text:tab/><text:tab/> <text:s text:c="2"/>potentielles pour les prochains sprints.</text:p>
      <text:p text:style-name="P6"/>
      <text:p text:style-name="P6"/>
      <text:p text:style-name="P8">4. Conclusion du Sprint:</text:p>
      <text:p text:style-name="P6"/>
      <text:p text:style-name="P6"/>
      <text:p text:style-name="P36"><text:tab/><text:span text:style-name="T60">Résultats: </text:span></text:p>
      <text:p text:style-name="P10"><text:span text:style-name="T16">- </text:span><text:span text:style-name="T27">La conversion des pdf en fichier texte brute se passe sans encombre (voir photo_1).</text:span></text:p>
      <text:p text:style-name="P10"><text:span text:style-name="T27">- L’analyse et la récupération des données des fichiers textes se passe bien dans la <text:tab/>majorité mise à part le fichier mikheev et compression. </text:span><text:span text:style-name="T28">Sur le fichier m</text:span><text:span text:style-name="T27">ikheev </text:span><text:span text:style-name="T28">on a <text:tab/>du récupérer en plus tout le début afin de pouvoir avoir le résumer. Sur le fichier <text:tab/>compression la dernière phrase est coupé après « lan- »</text:span><text:span text:style-name="T29">(voir photo_2)</text:span><text:span text:style-name="T28">. </text:span></text:p>
      <text:p text:style-name="P6"><text:tab/><text:tab/></text:p>
      <text:p text:style-name="P6"><text:tab/><text:span text:style-name="T60">Les connaissances acquises :</text:span></text:p>
      <text:p text:style-name="P7">- <text:span text:style-name="T59">utilisation Bibliothèque Python PyPDF2 qui convertit des fichiers pdf en txt</text:span></text:p>
      <text:p text:style-name="P7">- <text:span text:style-name="T59">parser un fichier txt en python</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2" style:font-family-complex="'Wingdings 2'"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2" style:font-family-complex="'Wingdings 2'"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2" style:font-family-complex="'Wingdings 2'"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2" style:font-family-complex="'Wingdings 2'"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2" style:font-family-complex="'Wingdings 2'"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2" style:font-family-complex="'Wingdings 2'"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text:list-tab-stop-position="0.635cm" fo:text-indent="-0.635cm" fo:margin-left="3.175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0.635cm" fo:text-indent="-0.635cm" fo:margin-left="4.445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0.635cm" fo:text-indent="-0.635cm" fo:margin-left="5.715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0.635cm" fo:text-indent="-0.635cm" fo:margin-left="6.985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0.635cm" fo:text-indent="-0.635cm" fo:margin-left="8.25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0.635cm" fo:text-indent="-0.635cm" fo:margin-left="9.525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0.635cm" fo:text-indent="-0.635cm" fo:margin-left="10.795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0.635cm" fo:text-indent="-0.635cm" fo:margin-left="12.065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0.635cm" fo:text-indent="-0.635cm" fo:margin-left="13.3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3.81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7.62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1.43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7T15:21:13.150218456</meta:creation-date>
    <dc:date>2023-10-27T14:08:40.630338404</dc:date>
    <meta:editing-duration>PT2H41M37S</meta:editing-duration>
    <meta:editing-cycles>33</meta:editing-cycles>
    <meta:generator>LibreOffice/6.4.7.2$Linux_X86_64 LibreOffice_project/40$Build-2</meta:generator>
    <meta:document-statistic meta:table-count="1" meta:image-count="0" meta:object-count="0" meta:page-count="2" meta:paragraph-count="44" meta:word-count="515" meta:character-count="3051" meta:non-whitespace-character-count="2512"/>
  </office:meta>
</office:document-meta>
</file>